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d45dba"/>
    </style:style>
    <style:style style:name="P5" style:family="paragraph" style:parent-style-name="Heading_20_2">
      <style:text-properties officeooo:rsid="05735d0c" officeooo:paragraph-rsid="05a28d3e"/>
    </style:style>
    <style:style style:name="P6" style:family="paragraph" style:parent-style-name="Heading_20_2">
      <style:text-properties officeooo:rsid="05735d0c" officeooo:paragraph-rsid="0607daed"/>
    </style:style>
    <style:style style:name="P7" style:family="paragraph" style:parent-style-name="Text_20_body">
      <style:text-properties officeooo:rsid="05d7049a" officeooo:paragraph-rsid="05d7049a"/>
    </style:style>
    <style:style style:name="P8" style:family="paragraph" style:parent-style-name="Text_20_body">
      <style:text-properties officeooo:rsid="05d80ef2" officeooo:paragraph-rsid="05d80ef2"/>
    </style:style>
    <style:style style:name="P9" style:family="paragraph" style:parent-style-name="Text_20_body">
      <style:text-properties officeooo:rsid="05be395e" officeooo:paragraph-rsid="05ddbf9e"/>
    </style:style>
    <style:style style:name="P10" style:family="paragraph" style:parent-style-name="Text_20_body">
      <style:paragraph-properties fo:line-height="100%"/>
      <style:text-properties officeooo:rsid="04af6545" officeooo:paragraph-rsid="05da9cad"/>
    </style:style>
    <style:style style:name="P11" style:family="paragraph" style:parent-style-name="Text_20_body">
      <style:text-properties officeooo:rsid="05db0cb0" officeooo:paragraph-rsid="05db0cb0"/>
    </style:style>
    <style:style style:name="P12" style:family="paragraph" style:parent-style-name="Text_20_body">
      <style:text-properties officeooo:rsid="0606e134" officeooo:paragraph-rsid="0606e134"/>
    </style:style>
    <style:style style:name="P13" style:family="paragraph" style:parent-style-name="Text_20_body">
      <style:text-properties officeooo:rsid="05f8bd4a" officeooo:paragraph-rsid="0607daed"/>
    </style:style>
    <style:style style:name="P14" style:family="paragraph" style:parent-style-name="Text_20_body">
      <style:text-properties officeooo:rsid="0607daed" officeooo:paragraph-rsid="0607daed"/>
    </style:style>
    <style:style style:name="P15" style:family="paragraph" style:parent-style-name="Text_20_body">
      <style:text-properties officeooo:rsid="0609cebf" officeooo:paragraph-rsid="0609cebf"/>
    </style:style>
    <style:style style:name="P16" style:family="paragraph" style:parent-style-name="Text_20_body">
      <style:paragraph-properties fo:text-align="end" style:justify-single-word="false" style:writing-mode="rl-tb"/>
      <style:text-properties officeooo:paragraph-rsid="05ddbf9e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5be395e" officeooo:paragraph-rsid="05ddbf9e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22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officeooo:rsid="05345321" officeooo:paragraph-rsid="0606e134" style:font-size-asian="12pt" style:font-name-complex="David CLM" style:font-size-complex="12pt"/>
    </style:style>
    <style:style style:name="P23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06e134" style:font-size-asian="12pt" style:font-name-complex="David CLM" style:font-size-complex="12pt"/>
    </style:style>
    <style:style style:name="P24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06e134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25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b0cb0" style:font-weight-asian="bold" style:font-weight-complex="bold"/>
    </style:style>
    <style:style style:name="T4" style:family="text">
      <style:text-properties officeooo:rsid="05be395e"/>
    </style:style>
    <style:style style:name="T5" style:family="text">
      <style:text-properties officeooo:rsid="0596ca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60b1cd7" style:font-weight-asian="normal" style:font-weight-complex="normal"/>
    </style:style>
    <style:style style:name="T8" style:family="text">
      <style:text-properties officeooo:rsid="05d45dba"/>
    </style:style>
    <style:style style:name="T9" style:family="text">
      <style:text-properties officeooo:rsid="05db0cb0"/>
    </style:style>
    <style:style style:name="T10" style:family="text">
      <style:text-properties officeooo:rsid="05dcca60"/>
    </style:style>
    <style:style style:name="T11" style:family="text">
      <style:text-properties officeooo:rsid="05ddbf9e"/>
    </style:style>
    <style:style style:name="T12" style:family="text">
      <style:text-properties officeooo:rsid="05df579c"/>
    </style:style>
    <style:style style:name="T13" style:family="text">
      <style:text-properties officeooo:rsid="05e339e8"/>
    </style:style>
    <style:style style:name="T14" style:family="text">
      <style:text-properties officeooo:rsid="05e459a1"/>
    </style:style>
    <style:style style:name="T15" style:family="text">
      <style:text-properties officeooo:rsid="05e60424"/>
    </style:style>
    <style:style style:name="T16" style:family="text">
      <style:text-properties officeooo:rsid="05e81ee2"/>
    </style:style>
    <style:style style:name="T17" style:family="text">
      <style:text-properties officeooo:rsid="05ed6dcb"/>
    </style:style>
    <style:style style:name="T18" style:family="text">
      <style:text-properties officeooo:rsid="05eda19f"/>
    </style:style>
    <style:style style:name="T19" style:family="text">
      <style:text-properties officeooo:rsid="05edf9e3"/>
    </style:style>
    <style:style style:name="T20" style:family="text">
      <style:text-properties officeooo:rsid="05eed58a"/>
    </style:style>
    <style:style style:name="T21" style:family="text">
      <style:text-properties officeooo:rsid="05fbaa7e"/>
    </style:style>
    <style:style style:name="T22" style:family="text">
      <style:text-properties officeooo:rsid="05ff79ad"/>
    </style:style>
    <style:style style:name="T23" style:family="text">
      <style:text-properties officeooo:rsid="0601cabe"/>
    </style:style>
    <style:style style:name="T24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25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331108" style:letter-kerning="true" style:font-style-asian="normal" style:font-weight-asian="normal" style:font-style-complex="normal" style:text-emphasize="none"/>
    </style:style>
    <style:style style:name="T26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34ff0c" style:letter-kerning="true" style:font-style-asian="normal" style:font-weight-asian="normal" style:font-style-complex="normal" style:text-emphasize="none"/>
    </style:style>
    <style:style style:name="T2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c93ec" style:letter-kerning="true" style:font-style-asian="normal" style:font-weight-asian="normal" style:font-style-complex="normal" style:text-emphasize="none"/>
    </style:style>
    <style:style style:name="T2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2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50ab25" style:letter-kerning="true" style:font-style-asian="normal" style:font-weight-asian="normal" style:font-style-complex="normal" style:text-emphasize="none"/>
    </style:style>
    <style:style style:name="T30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3385d6" style:letter-kerning="true" style:font-style-asian="normal" style:font-weight-asian="normal" style:font-style-complex="normal" style:text-emphasize="none"/>
    </style:style>
    <style:style style:name="T31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9975c" style:letter-kerning="true" style:font-style-asian="normal" style:font-weight-asian="normal" style:font-style-complex="normal" style:text-emphasize="none"/>
    </style:style>
    <style:style style:name="T32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33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bold" officeooo:rsid="0606e134" style:letter-kerning="true" style:font-style-asian="normal" style:font-weight-asian="bold" style:font-style-complex="normal" style:font-weight-complex="bold" style:text-emphasize="none"/>
    </style:style>
    <style:style style:name="T34" style:family="text">
      <style:text-properties fo:color="#000000" style:text-outline="false" style:text-line-through-style="none" style:text-line-through-type="none" style:text-position="0% 100%" fo:font-style="italic" fo:text-shadow="none" style:text-underline-style="none" fo:font-weight="normal" officeooo:rsid="04ecb6aa" style:letter-kerning="true" style:font-style-asian="italic" style:font-weight-asian="normal" style:font-style-complex="normal" style:text-emphasize="none"/>
    </style:style>
    <style:style style:name="T35" style:family="text">
      <style:text-properties fo:color="#000000" style:text-outline="false" style:text-line-through-style="none" style:text-line-through-type="none" style:text-position="sub 58%" fo:font-style="normal" fo:text-shadow="none" style:text-underline-style="none" fo:font-weight="normal" officeooo:rsid="05331108" style:letter-kerning="true" style:font-style-asian="normal" style:font-weight-asian="normal" style:font-style-complex="normal" style:text-emphasize="none"/>
    </style:style>
    <style:style style:name="T36" style:family="text">
      <style:text-properties officeooo:rsid="05f8bd4a"/>
    </style:style>
    <style:style style:name="T37" style:family="text">
      <style:text-properties officeooo:rsid="0607dae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604f03b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מטלה - חלוקת שכר-<text:span text:style-name="T22">דירה</text:span></text:h>
      <text:p text:style-name="P10">יש לענות על שאלה אחת לבחירתכם. הגשה בזוגות, עד תחילת ההרצאה הבאה.</text:p>
      <text:p text:style-name="P5">שאלה <text:span text:style-name="T1">1: כיסוי מינימלי</text:span></text:p>
      <text:p text:style-name="P15"><text:span text:style-name="T39">כ</text:span><text:span text:style-name="T38">יסוי (covering) </text:span><text:span text:style-name="T6">של גרף הוא תת-קבוצה של הצמתים בגרף, כך שכל קשת בגרף סמוכה לפחות לצומת אחד מתוך הקבוצה.</text:span></text:p>
      <text:p text:style-name="P15"><text:span text:style-name="T6">כיתבו בעיית אופטימיזציה למציאת כיסוי </text:span><text:span text:style-name="T7">מינימלי - כיסוי </text:span><text:span text:style-name="T6">עם מספר קטן ביותר של צמתים. הגדירו במדוייק מה הם המשתנים, מה הם האילוצים, ומה פונקציית המטרה.</text:span></text:p>
      <text:p text:style-name="P4">שאלה <text:span text:style-name="T8">2: חלוקת שכר-דירה אגליטרית</text:span></text:p>
      <text:p text:style-name="P7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החלוקה ה<text:span text:style-name="T2">אגליטרית </text:span>(egalitarian) היא החלוקה שבה התועלת הקטנה ביותר היא גדולה יותר <text:span text:style-name="T9">מכל שאר החלוקות</text:span>.<text:span text:style-name="T9"> החלוקה </text:span><text:span text:style-name="T3">האגליטרית ללא קנאה</text:span><text:span text:style-name="T9"> היא החלוקה שבה התועלת הקטנה ביותר היא גדולה יותר מכל שאר החלוקות ללא קנאה.</text:span></text:p>
      <text:p text:style-name="P8">א. <text:span text:style-name="T9">תנו דוגמה </text:span>עם שלושה חדרים ושלושה דיירים, שבו בחלוקה האגליטרית יש קנאה.<text:span text:style-name="T9"> </text:span></text:p>
      <text:p text:style-name="P11">ב. מיצאו את החלוקה האגליטרית-ללא-קנאה בדוגמה זו.</text:p>
      <text:p text:style-name="P8"><text:span text:style-name="T10">ג</text:span>. האם<text:span text:style-name="T9"> מצב </text:span>כזה <text:span text:style-name="T21">(שבו בחלוקה האגליטרית יש קנאה) </text:span>אפשרי גם עם שני חדרים ושני דיירים?</text:p>
      <text:p text:style-name="Heading_20_2">שאלה 3: סכום מחירים מקסימלי</text:p>
      <text:p text:style-name="P12">נניח שמצאנו השמה ש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22"><text:span text:style-name="T33">Maximize</text:span><text:span text:style-name="T26"> <text:s text:c="2"/></text:span><text:span text:style-name="T24"><text:s/></text:span><text:span text:style-name="T30">S</text:span><text:span text:style-name="T25">um</text:span><text:span text:style-name="T35">i</text:span><text:span text:style-name="T25"> </text:span><text:span text:style-name="T31">p</text:span><text:span text:style-name="T25">[i]</text:span></text:p>
      <text:p text:style-name="P22"><text:span text:style-name="T25">S</text:span><text:span text:style-name="T24">uch that</text:span><text:span text:style-name="T26"> <text:s text:c="3"/>For all i</text:span><text:span text:style-name="T27">, j</text:span><text:span text:style-name="T26">: </text:span><text:span text:style-name="T28">w[</text:span><text:span text:style-name="T29">d</text:span><text:span text:style-name="T28">[i], i] - p[i] </text:span><text:span text:style-name="T34">≥</text:span><text:span text:style-name="T28"> w[</text:span><text:span text:style-name="T29">d</text:span><text:span text:style-name="T28">[i], j] - p[j]</text:span></text:p>
      <text:p text:style-name="P23"><text:span text:style-name="T28">א</text:span><text:span text:style-name="T24">. מה הבעיה בתוכנית זו? (</text:span><text:span text:style-name="T32">אפשר לפתור סעיף זה בשתי דרכים: </text:span><text:span text:style-name="T24">להריץ ב Mathematica </text:span><text:span text:style-name="T32">ולראות </text:span><text:span text:style-name="T24">איזו הודעת שגיאה-מתקבלת</text:span><text:span text:style-name="T32">, או לנסות לפתור את הבעיה ידנית במקרים פרטיים ולזהות את הבעיה</text:span><text:span text:style-name="T24">).</text:span></text:p>
      <text:p text:style-name="P24">ב. איזה אילוץ אפשר להוסיף לתוכנית, כך שיתקבל פתרון הגיוני?</text:p>
      <text:p text:style-name="P6">שאלה <text:span text:style-name="T36">4: בעיית מכפלת הצריחים</text:span></text:p>
      <text:p text:style-name="P13">נתון לוח שחמט (8 על 8) שבו בכל משבצת כתוב מספר חיובי כלשהו.</text:p>
      <text:p text:style-name="P13"><text:span text:style-name="T37">עליכם להציב </text:span>שמונה צריחים על הלוח, כך שאף צריח לא מאיים על אף צריח אחר, ומכפלת המספרים הרשומים תחת הצריחים היא הגדולה ביותר.</text:p>
      <text:p text:style-name="P14">א. כיתבו את בעיית האופטימיזציה.</text:p>
      <text:p text:style-name="P14">ב. הדגימו את פתרון הבעיה על לוח קטן (3 על 3).</text:p>
      <text:p text:style-name="P14"><text:soft-page-break/></text:p>
      <text:p text:style-name="P3">שאלה<text:span text:style-name="T23"> 5: תיכנות - חלוקת שכר-דירה ללא קנאה</text:span></text:p>
      <text:p text:style-name="P9">רוצים לחלק <text:span text:style-name="T15">n </text:span>חדרים <text:span text:style-name="T15">ל-n </text:span>דיירים<text:span text:style-name="T20">. </text:span><text:s/>כל דייר<text:span text:style-name="T5"> מיוצג ע"י המחלקה הבאה:</text:span></text:p>
      <text:p text:style-name="P20">class Agent {</text:p>
      <text:p text:style-name="P20"><text:span text:style-name="T12"><text:tab/>int bestRoom</text:span>(<text:span text:style-name="T16">int[] prices</text:span>); <text:s/></text:p>
      <text:p text:style-name="P20"><text:s text:c="5"/>// INPUT: <text:s text:c="2"/><text:span text:style-name="T11">the prices of the n rooms, in shekels.</text:span></text:p>
      <text:p text:style-name="P20"><text:s text:c="5"/>// OUTPUT: <text:s/><text:span text:style-name="T11">the index of a room that the agent most prefers in these prices. Index is between 0 and n-1.</text:span></text:p>
      <text:p text:style-name="P20">}<text:span text:style-name="T13">;</text:span></text:p>
      <text:p text:style-name="P18">כיתבו בשפה לבחירתכם<text:span text:style-name="T14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19">כותרת הפונקציה:</text:p>
      <text:p text:style-name="P20">void <text:span text:style-name="T4">findEnvyFreeAssignment</text:span>(Agent[] agents<text:span text:style-name="T17">, int totalRent</text:span>)</text:p>
      <text:p text:style-name="P17">פלט לדוגמה:</text:p>
      <text:p text:style-name="P21"><text:span text:style-name="T18">A</text:span>gent 0 receives room 2<text:span text:style-name="T19"> for 163 shekels.</text:span></text:p>
      <text:p text:style-name="P21"><text:span text:style-name="T19">A</text:span>gent 1 receives room 1<text:span text:style-name="T19"> for 274 shekels.</text:span></text:p>
      <text:p text:style-name="P21"><text:span text:style-name="T19">A</text:span>gent 2 receives room 0<text:span text:style-name="T19"> for 343 shekels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9-02-06T00:29:54.541984933</dc:date>
    <meta:editing-duration>P11DT4H34M26S</meta:editing-duration>
    <meta:editing-cycles>1371</meta:editing-cycles>
    <meta:document-statistic meta:table-count="0" meta:image-count="0" meta:object-count="0" meta:page-count="2" meta:paragraph-count="37" meta:word-count="452" meta:character-count="2489" meta:non-whitespace-character-count="2046"/>
  </office:meta>
</office:document-meta>
</file>